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2-01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table:formula="of:=[.G3]+[.J3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3]-[.H3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6</text:p>
          </table:table-cell>
          <table:table-cell table:formula="of:=[.G4]+[.J4]" office:value-type="time" office:time-value="PT04H00M00S" calcext:value-type="time">
            <text:p>240</text:p>
          </table:table-cell>
          <table:table-cell office:value-type="string" calcext:value-type="string">
            <text:p>research reddit api</text:p>
          </table:table-cell>
          <table:table-cell table:number-columns-repeated="3"/>
          <table:table-cell table:formula="of:=[.I4]-[.H4]" office:value-type="time" office:time-value="PT04H00M00S" calcext:value-type="time">
            <text:p>24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7</text:p>
          </table:table-cell>
          <table:table-cell table:formula="of:=[.G5]+[.J5]" office:value-type="time" office:time-value="PT09H00M00S" calcext:value-type="time">
            <text:p>540</text:p>
          </table:table-cell>
          <table:table-cell office:value-type="string" calcext:value-type="string">
            <text:p>read textbook and research Qt networking</text:p>
          </table:table-cell>
          <table:table-cell table:number-columns-repeated="3"/>
          <table:table-cell table:formula="of:=[.I5]-[.H5]" office:value-type="time" office:time-value="PT09H00M00S" calcext:value-type="time">
            <text:p>5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8</text:p>
          </table:table-cell>
          <table:table-cell table:formula="of:=[.G6]+[.J6]" office:value-type="time" office:time-value="PT03H00M00S" calcext:value-type="time">
            <text:p>18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6]-[.H6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9</text:p>
          </table:table-cell>
          <table:table-cell table:formula="of:=[.G7]+[.J7]" office:value-type="time" office:time-value="PT03H00M00S" calcext:value-type="time">
            <text:p>18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7]-[.H7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0</text:p>
          </table:table-cell>
          <table:table-cell table:formula="of:=[.G8]+[.J8]" office:value-type="time" office:time-value="PT04H00M00S" calcext:value-type="time">
            <text:p>240</text:p>
          </table:table-cell>
          <table:table-cell office:value-type="string" calcext:value-type="string">
            <text:p>read textbook and start rewritting reddit connection code</text:p>
          </table:table-cell>
          <table:table-cell table:number-columns-repeated="3"/>
          <table:table-cell table:formula="of:=[.I8]-[.H8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table:formula="of:=[.G9]+[.J9]" office:value-type="time" office:time-value="PT06H00M00S" calcext:value-type="time">
            <text:p>360</text:p>
          </table:table-cell>
          <table:table-cell office:value-type="string" calcext:value-type="string">
            <text:p>work on reddit code</text:p>
          </table:table-cell>
          <table:table-cell table:number-columns-repeated="3"/>
          <table:table-cell table:formula="of:=[.I9]-[.H9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table:formula="of:=[.G10]+[.J10]" office:value-type="time" office:time-value="PT08H00M00S" calcext:value-type="time">
            <text:p>480</text:p>
          </table:table-cell>
          <table:table-cell office:value-type="string" calcext:value-type="string">
            <text:p>work on reddit code</text:p>
          </table:table-cell>
          <table:table-cell table:number-columns-repeated="3"/>
          <table:table-cell table:formula="of:=[.I10]-[.H10]" office:value-type="time" office:time-value="PT08H00M00S" calcext:value-type="time">
            <text:p>4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3</text:p>
          </table:table-cell>
          <table:table-cell table:formula="of:=[.G11]+[.J11]" office:value-type="time" office:time-value="PT05H00M00S" calcext:value-type="time">
            <text:p>300</text:p>
          </table:table-cell>
          <table:table-cell office:value-type="string" calcext:value-type="string">
            <text:p>read textbook and start on paper</text:p>
          </table:table-cell>
          <table:table-cell table:number-columns-repeated="3"/>
          <table:table-cell table:formula="of:=[.I11]-[.H11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4</text:p>
          </table:table-cell>
          <table:table-cell table:formula="of:=[.G12]+[.J12]" office:value-type="time" office:time-value="PT03H00M00S" calcext:value-type="time">
            <text:p>180</text:p>
          </table:table-cell>
          <table:table-cell office:value-type="string" calcext:value-type="string">
            <text:p>scan through textbook and work on paper</text:p>
          </table:table-cell>
          <table:table-cell table:number-columns-repeated="3"/>
          <table:table-cell table:formula="of:=[.I12]-[.H12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5</text:p>
          </table:table-cell>
          <table:table-cell table:formula="of:=[.G13]+[.J13]" office:value-type="time" office:time-value="PT06H30M00S" calcext:value-type="time">
            <text:p>390</text:p>
          </table:table-cell>
          <table:table-cell office:value-type="string" calcext:value-type="string">
            <text:p>finish paper</text:p>
          </table:table-cell>
          <table:table-cell table:number-columns-repeated="3"/>
          <table:table-cell table:formula="of:=[.I13]-[.H13]" office:value-type="time" office:time-value="PT06H30M00S" calcext:value-type="time">
            <text:p>390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4]+[.J14]" office:value-type="time" office:time-value="PT00H00M00S" calcext:value-type="time">
            <text:p>0</text:p>
          </table:table-cell>
          <table:table-cell table:number-columns-repeated="4"/>
          <table:table-cell table:formula="of:=[.I14]-[.H1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8</text:p>
          </table:table-cell>
          <table:table-cell table:formula="of:=[.G15]+[.J15]" office:value-type="time" office:time-value="PT02H30M00S" calcext:value-type="time">
            <text:p>150</text:p>
          </table:table-cell>
          <table:table-cell office:value-type="string" calcext:value-type="string">
            <text:p>Thinking and drawing</text:p>
          </table:table-cell>
          <table:table-cell table:number-columns-repeated="3"/>
          <table:table-cell table:formula="of:=[.I15]-[.H15]" office:value-type="time" office:time-value="PT02H30M00S" calcext:value-type="time">
            <text:p>15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table:formula="of:=[.G16]+[.J16]" office:value-type="time" office:time-value="PT06H30M00S" calcext:value-type="time">
            <text:p>390</text:p>
          </table:table-cell>
          <table:table-cell office:value-type="string" calcext:value-type="string">
            <text:p>Trying to get the common base to work</text:p>
          </table:table-cell>
          <table:table-cell table:number-columns-repeated="3"/>
          <table:table-cell table:formula="of:=[.I16]-[.H16]" office:value-type="time" office:time-value="PT06H30M00S" calcext:value-type="time">
            <text:p>390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table:formula="of:=[.G17]+[.J17]" office:value-type="time" office:time-value="PT08H30M00S" calcext:value-type="time">
            <text:p>510</text:p>
          </table:table-cell>
          <table:table-cell office:value-type="string" calcext:value-type="string">
            <text:p>JSON Parsing is annoying</text:p>
          </table:table-cell>
          <table:table-cell table:number-columns-repeated="3"/>
          <table:table-cell table:formula="of:=[.I17]-[.H17]" office:value-type="time" office:time-value="PT08H30M00S" calcext:value-type="time">
            <text:p>510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table:formula="of:=[.G18]+[.J18]" office:value-type="time" office:time-value="PT04H00M00S" calcext:value-type="time">
            <text:p>240</text:p>
          </table:table-cell>
          <table:table-cell office:value-type="string" calcext:value-type="string">
            <text:p>ripping my program apart</text:p>
          </table:table-cell>
          <table:table-cell table:number-columns-repeated="3"/>
          <table:table-cell table:formula="of:=[.I18]-[.H18]" office:value-type="time" office:time-value="PT04H00M00S" calcext:value-type="time">
            <text:p>24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formula="of:=[.G19]+[.J19]" office:value-type="time" office:time-value="PT06H00M00S" calcext:value-type="time">
            <text:p>360</text:p>
          </table:table-cell>
          <table:table-cell office:value-type="string" calcext:value-type="string">
            <text:p>finding out what the exact JSON responses I get for reading a subreddit</text:p>
          </table:table-cell>
          <table:table-cell table:number-columns-repeated="3"/>
          <table:table-cell table:formula="of:=[.I19]-[.H19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formula="of:=[.G20]+[.J20]" office:value-type="time" office:time-value="PT03H00M00S" calcext:value-type="time">
            <text:p>180</text:p>
          </table:table-cell>
          <table:table-cell office:value-type="string" calcext:value-type="string">
            <text:p>Get parsing the posts working</text:p>
          </table:table-cell>
          <table:table-cell table:number-columns-repeated="3"/>
          <table:table-cell table:formula="of:=[.I20]-[.H20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table:formula="of:=[.G21]+[.J21]" office:value-type="time" office:time-value="PT06H00M00S" calcext:value-type="time">
            <text:p>360</text:p>
          </table:table-cell>
          <table:table-cell office:value-type="string" calcext:value-type="string">
            <text:p>Read comments and fix some things</text:p>
          </table:table-cell>
          <table:table-cell table:number-columns-repeated="3"/>
          <table:table-cell table:formula="of:=[.I21]-[.H21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table:formula="of:=[.G22]+[.J22]" office:value-type="time" office:time-value="PT10H59M00S" calcext:value-type="time">
            <text:p>659</text:p>
          </table:table-cell>
          <table:table-cell office:value-type="string" calcext:value-type="string">
            <text:p>Polish and get submitting a new post to subreddits</text:p>
          </table:table-cell>
          <table:table-cell table:number-columns-repeated="3"/>
          <table:table-cell table:formula="of:=[.I22]-[.H22]" office:value-type="time" office:time-value="PT10H59M00S" calcext:value-type="time">
            <text:p>659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table:formula="of:=[.G23]+[.J23]" office:value-type="time" office:time-value="PT02H00M00S" calcext:value-type="time">
            <text:p>120</text:p>
          </table:table-cell>
          <table:table-cell office:value-type="string" calcext:value-type="string">
            <text:p>Get posting comments and fix the URL scrubbing</text:p>
          </table:table-cell>
          <table:table-cell table:number-columns-repeated="3"/>
          <table:table-cell table:formula="of:=[.I23]-[.H23]" office:value-type="time" office:time-value="PT02H00M00S" calcext:value-type="time">
            <text:p>1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108H59M00S" calcext:value-type="time">
            <text:p>65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6539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6:09:24.159447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3-08T16:26:52.113337444</dc:date>
    <meta:editing-duration>PT41M41S</meta:editing-duration>
    <meta:editing-cycles>10</meta:editing-cycles>
    <meta:generator>LibreOffice/5.4.5.1$Linux_X86_64 LibreOffice_project/40m0$Build-1</meta:generator>
    <meta:document-statistic meta:table-count="1" meta:cell-count="243" meta:object-count="0"/>
  </office:meta>
</office:document-meta>
</file>